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9.49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908cm"/>
    </style:style>
    <style:style style:name="co8" style:family="table-column">
      <style:table-column-properties fo:break-before="auto" style:column-width="9.342cm"/>
    </style:style>
    <style:style style:name="co7" style:family="table-column">
      <style:table-column-properties fo:break-before="auto" style:column-width="3.722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fo:font-size="10pt" fo:language="hu" fo:country="HU" style:font-name-asian="Microsoft YaHei" style:font-size-asian="10pt" style:language-asian="zh" style:country-asian="CN" style:font-name-complex="Arial1" style:font-size-complex="10pt" style:language-complex="hi" style:country-complex="IN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row table:style-name="ro2">
          <table:table-cell table:number-columns-repeated="5"/>
          <table:table-cell office:value-type="string">
            <text:p>Start X</text:p>
          </table:table-cell>
          <table:table-cell office:value-type="string">
            <text:p>EndX</text:p>
          </table:table-cell>
          <table:table-cell office:value-type="string">
            <text:p>Start Y</text:p>
          </table:table-cell>
          <table:table-cell office:value-type="string">
            <text:p>EndY</text:p>
          </table:table-cell>
          <table:table-cell office:value-type="string">
            <text:p>Start Z</text:p>
          </table:table-cell>
          <table:table-cell office:value-type="string">
            <text:p>EndZ</text:p>
          </table:table-cell>
          <table:table-cell office:value-type="string">
            <text:p>Vastagség</text:p>
          </table:table-cell>
          <table:table-cell office:value-type="string">
            <text:p>Sugár</text:p>
          </table:table-cell>
          <table:table-cell office:value-type="string">
            <text:p>Végszélesség</text:p>
          </table:table-cell>
          <table:table-cell office:value-type="string">
            <text:p>Állandó szélesség</text:p>
          </table:table-cell>
          <table:table-cell office:value-type="string">
            <text:p>kezdőszög</text:p>
          </table:table-cell>
          <table:table-cell/>
          <table:table-cell office:value-type="string">
            <text:p>végszög</text:p>
          </table:table-cell>
          <table:table-cell office:value-type="string">
            <text:p>Kilölés X</text:p>
          </table:table-cell>
          <table:table-cell office:value-type="string">
            <text:p>Kilölés Y</text:p>
          </table:table-cell>
          <table:table-cell office:value-type="string">
            <text:p>Kilölés Z</text:p>
          </table:table-cell>
          <table:table-cell office:value-type="string">
            <text:p>Csúcsok száma</text:p>
          </table:table-cell>
          <table:table-cell office:value-type="string">
            <text:p>A vonal lánc folytonossága(1 = Zárt; 128 = Plinegen)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ype</text:p>
          </table:table-cell>
          <table:table-cell office:value-type="string">
            <text:p>HATCH/MPOLYGON</text:p>
          </table:table-cell>
          <table:table-cell office:value-type="string">
            <text:p>Sraffozás, Kitöltés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X</text:p>
          </table:table-cell>
          <table:table-cell/>
          <table:table-cell office:value-type="string">
            <text:p><text:s text:c="2"/></text:p>
          </table:table-cell>
          <table:table-cell/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=</text:p>
          </table:table-cell>
          <table:table-cell office:value-type="string">
            <text:p>INSERT</text:p>
          </table:table-cell>
          <table:table-cell office:value-type="string">
            <text:p>Nem jöttem rá mire jó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string">
            <text:p>X</text:p>
          </table:table-cell>
          <table:table-cell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LINE</text:p>
          </table:table-cell>
          <table:table-cell office:value-type="string">
            <text:p>entitas</text:p>
          </table:table-cell>
          <table:table-cell/>
          <table:table-cell office:value-type="float" office:value="16">
            <text:p>16</text:p>
          </table:table-cell>
          <table:table-cell table:number-columns-repeated="7" office:value-type="string">
            <text:p>X</text:p>
          </table:table-cell>
          <table:table-cell table:number-columns-repeated="11"/>
        </table:table-row>
        <table:table-row table:style-name="ro2">
          <table:table-cell table:number-columns-repeated="12"/>
          <table:table-cell office:value-type="string">
            <text:p>Kezdő szélesség(nem használható ha van 41 vagy 43)</text:p>
          </table:table-cell>
          <table:table-cell table:number-columns-repeated="10"/>
        </table:table-row>
        <table:table-row table:style-name="ro2">
          <table:table-cell office:value-type="string">
            <text:p>Type</text:p>
          </table:table-cell>
          <table:table-cell office:value-type="string">
            <text:p>LWPOLYLINE</text:p>
          </table:table-cell>
          <table:table-cell office:value-type="string">
            <text:p>Több egymáshos kapcsolódó vonal.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X*90-eskód</text:p>
          </table:table-cell>
          <table:table-cell/>
          <table:table-cell office:value-type="string">
            <text:p>X*90-eskód</text:p>
          </table:table-cell>
          <table:table-cell table:number-columns-repeated="3"/>
          <table:table-cell table:number-columns-repeated="4" office:value-type="string">
            <text:p>X*90-eskód</text:p>
          </table:table-cell>
          <table:table-cell table:number-columns-repeated="6"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MTEXT</text:p>
          </table:table-cell>
          <table:table-cell office:value-type="string">
            <text:p>entitas</text:p>
          </table:table-cell>
          <table:table-cell/>
          <table:table-cell office:value-type="float" office:value="25">
            <text:p>25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VIEWPORT</text:p>
          </table:table-cell>
          <table:table-cell office:value-type="string">
            <text:p>entitas</text:p>
          </table:table-cell>
          <table:table-cell/>
          <table:table-cell office:value-type="float" office:value="57">
            <text:p>57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WIPEOUT</text:p>
          </table:table-cell>
          <table:table-cell office:value-type="string">
            <text:p>entitas</text:p>
          </table:table-cell>
          <table:table-cell/>
          <table:table-cell office:value-type="float" office:value="46">
            <text:p>46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CIRCLE</text:p>
          </table:table-cell>
          <table:table-cell office:value-type="string">
            <text:p>entitas</text:p>
          </table:table-cell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ELLIPSE</text:p>
          </table:table-cell>
          <table:table-cell office:value-type="string">
            <text:p>entitas</text:p>
          </table:table-cell>
          <table:table-cell/>
          <table:table-cell office:value-type="float" office:value="20">
            <text:p>20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SOLID</text:p>
          </table:table-cell>
          <table:table-cell office:value-type="string">
            <text:p>entitas</text:p>
          </table:table-cell>
          <table:table-cell/>
          <table:table-cell office:value-type="float" office:value="19">
            <text:p>19</text:p>
          </table:table-cell>
          <table:table-cell table:number-columns-repeated="18"/>
        </table:table-row>
        <table:table-row table:style-name="ro2">
          <table:table-cell table:style-name="ce2" office:value-type="string">
            <text:p>Type</text:p>
          </table:table-cell>
          <table:table-cell office:value-type="string">
            <text:p>SPLINE</text:p>
          </table:table-cell>
          <table:table-cell office:value-type="string">
            <text:p>entitas</text:p>
          </table:table-cell>
          <table:table-cell/>
          <table:table-cell office:value-type="float" office:value="187">
            <text:p>187</text:p>
          </table:table-cell>
          <table:table-cell table:number-columns-repeated="18"/>
        </table:table-row>
        <table:table-row table:style-name="ro2" table:number-rows-repeated="22">
          <table:table-cell table:number-columns-repeated="23"/>
        </table:table-row>
        <table:table-row table:style-name="ro2">
          <table:table-cell/>
          <table:table-cell office:value-type="string">
            <text:p>Common Group Codes for Entities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 office:value-type="string">
            <text:p>kész</text:p>
          </table:table-cell>
          <table:table-cell office:value-type="string">
            <text:p>3DFACE</text:p>
          </table:table-cell>
          <table:table-cell office:value-type="string">
            <text:p>3 vagy 4 pontot tartalmazó lista + egy kód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5">
          <table:table-cell table:number-columns-repeated="4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table:number-columns-repeated="4"/>
          <table:table-cell office:value-type="string">
            <text:p>Látható élek</text:p>
            <text:p>(1= Az első él láthatatlan</text:p>
            <text:p>2 = A második él láthatatlan</text:p>
            <text:p>4 = A harmadik él láthatatlan</text:p>
            <text:p>8 = A negyedik él láthatatlan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DSOLID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AD_PROXY_ENTITY</text:p>
          </table:table-cell>
          <table:table-cell office:value-type="string">
            <text:p>Képinformációk vizsgálandó hogy tud-e tartalmazni léptéket vagy méret infót</text:p>
          </table:table-cell>
          <table:table-cell table:number-columns-repeated="20"/>
        </table:table-row>
        <table:table-row table:style-name="ro2">
          <table:table-cell office:value-type="string">
            <text:p>kész</text:p>
          </table:table-cell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office:value-type="string">
            <text:p>Kezdőszög</text:p>
          </table:table-cell>
          <table:table-cell office:value-type="string">
            <text:p>Végszög</text:p>
          </table:table-cell>
          <table:table-cell table:number-columns-repeated="3"/>
        </table:table-row>
        <table:table-row table:style-name="ro2">
          <table:table-cell office:value-type="string">
            <text:p>kész</text:p>
          </table:table-cell>
          <table:table-cell office:value-type="string">
            <text:p>ATTDEF</text:p>
          </table:table-cell>
          <table:table-cell office:value-type="string">
            <text:p>Szövegkiírásra alkalmas entit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4"/>
          <table:table-cell office:value-type="string">
            <text:p>szövegmagasság</text:p>
          </table:table-cell>
          <table:table-cell table:number-columns-repeated="5"/>
        </table:table-row>
        <table:table-row table:style-name="ro2">
          <table:table-cell office:value-type="string">
            <text:p>kész</text:p>
          </table:table-cell>
          <table:table-cell office:value-type="string">
            <text:p>ATTRIB</text:p>
          </table:table-cell>
          <table:table-cell office:value-type="string">
            <text:p>Szövegkiírásra alkalams entity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ODY</text:p>
          </table:table-cell>
          <table:table-cell office:value-type="string">
            <text:p>?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kész</text:p>
          </table:table-cell>
          <table:table-cell office:value-type="string">
            <text:p>CIRCLE</text:p>
          </table:table-cell>
          <table:table-cell office:value-type="string">
            <text:p>Kör</text:p>
          </table:table-cell>
          <table:table-cell/>
          <table:table-cell office:value-type="string">
            <text:p>x középpont</text:p>
          </table:table-cell>
          <table:table-cell table:number-columns-repeated="3"/>
          <table:table-cell office:value-type="string">
            <text:p>y középpont</text:p>
          </table:table-cell>
          <table:table-cell table:number-columns-repeated="3"/>
          <table:table-cell office:value-type="string">
            <text:p>z középpont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table:number-columns-repeated="5"/>
        </table:table-row>
        <table:table-row table:style-name="ro2">
          <table:table-cell office:value-type="string">
            <text:p>Kell</text:p>
          </table:table-cell>
          <table:table-cell office:value-type="string">
            <text:p>DIMENSION</text:p>
          </table:table-cell>
          <table:table-cell office:value-type="string">
            <text:p>Méretek. Jó lesz</text:p>
          </table:table-cell>
          <table:table-cell table:number-columns-repeated="20"/>
        </table:table-row>
        <table:table-row table:style-name="ro2">
          <table:table-cell office:value-type="string">
            <text:p>Kell</text:p>
          </table:table-cell>
          <table:table-cell office:value-type="string">
            <text:p>ELLIP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x középpont</text:p>
          </table:table-cell>
          <table:table-cell office:value-type="string">
            <text:p>főtengely végpont X</text:p>
          </table:table-cell>
          <table:table-cell table:number-columns-repeated="2"/>
          <table:table-cell office:value-type="string">
            <text:p>y középpont</text:p>
          </table:table-cell>
          <table:table-cell office:value-type="string">
            <text:p>főtengely végpont Y</text:p>
          </table:table-cell>
          <table:table-cell table:number-columns-repeated="2"/>
          <table:table-cell office:value-type="string">
            <text:p>z középpont</text:p>
          </table:table-cell>
          <table:table-cell office:value-type="string">
            <text:p>főtengely végpont z</text:p>
          </table:table-cell>
          <table:table-cell table:number-columns-repeated="3"/>
          <table:table-cell office:value-type="string">
            <text:p>kis és nagy tengely aránya</text:p>
          </table:table-cell>
          <table:table-cell table:number-columns-repeated="5"/>
        </table:table-row>
        <table:table-row table:style-name="ro2">
          <table:table-cell office:value-type="string">
            <text:p>kész</text:p>
          </table:table-cell>
          <table:table-cell office:value-type="string">
            <text:p>HATCH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7"/>
          <table:table-cell office:value-type="string">
            <text:p>Tömör kitöltés 1/0</text:p>
          </table:table-cell>
          <table:table-cell office:value-type="string">
            <text:p>Asszociatív jelző. Tömör vagy nincs kitöltés</text:p>
          </table:table-cell>
          <table:table-cell office:value-type="string">
            <text:p>Határutak hurokszáma</text:p>
          </table:table-cell>
        </table:table-row>
        <table:table-row table:style-name="ro2">
          <table:table-cell office:value-type="string">
            <text:p>Kell, de bonyi</text:p>
          </table:table-cell>
          <table:table-cell office:value-type="string">
            <text:p>HELIX</text:p>
          </table:table-cell>
          <table:table-cell office:value-type="string">
            <text:p>Spirál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MAG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INSERT</text:p>
          </table:table-cell>
          <table:table-cell office:value-type="string">
            <text:p>Beinsertál egy adott pontra egy 50es propertybe egy valami alapján meghatározott objektumot</text:p>
          </table:table-cell>
          <table:table-cell table:number-columns-repeated="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LINE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LWPOLYLINE</text:p>
          </table:table-cell>
          <table:table-cell table:number-columns-repeated="21"/>
        </table:table-row>
        <table:table-row table:style-name="ro4">
          <table:table-cell office:value-type="string">
            <text:p>Kell, de bonyi Nincs rá példa</text:p>
          </table:table-cell>
          <table:table-cell office:value-type="string">
            <text:p>MLINE</text:p>
          </table:table-cell>
          <table:table-cell office:value-type="string">
            <text:p>Párhuzamosok rajzolása</text:p>
          </table:table-cell>
          <table:table-cell table:number-columns-repeated="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ULTILEADER</text:p>
          </table:table-cell>
          <table:table-cell table:number-columns-repeated="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EADERSTYLE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MTEXT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LEFRAME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LE2FRAME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POINT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LYLINE</text:p>
          </table:table-cell>
          <table:table-cell table:number-columns-repeated="21"/>
        </table:table-row>
        <table:table-row table:style-name="ro2">
          <table:table-cell office:value-type="string">
            <text:p>Nem rajz objektum</text:p>
          </table:table-cell>
          <table:table-cell office:value-type="string">
            <text:p>RAY</text:p>
          </table:table-cell>
          <table:table-cell table:number-columns-repeated="21"/>
        </table:table-row>
        <table:table-row table:style-name="ro2">
          <table:table-cell office:value-type="string">
            <text:p>Nem rajz objektum</text:p>
          </table:table-cell>
          <table:table-cell office:value-type="string">
            <text:p>REGION</text:p>
          </table:table-cell>
          <table:table-cell table:number-columns-repeated="21"/>
        </table:table-row>
        <table:table-row table:style-name="ro2">
          <table:table-cell office:value-type="string">
            <text:p>Nem rajz objektum</text:p>
          </table:table-cell>
          <table:table-cell office:value-type="string">
            <text:p>SECTION</text:p>
          </table:table-cell>
          <table:table-cell table:number-columns-repeated="21"/>
        </table:table-row>
        <table:table-row table:style-name="ro2">
          <table:table-cell office:value-type="string">
            <text:p>Nem rajz objektum</text:p>
          </table:table-cell>
          <table:table-cell office:value-type="string">
            <text:p>SEQEND</text:p>
          </table:table-cell>
          <table:table-cell table:number-columns-repeated="21"/>
        </table:table-row>
        <table:table-row table:style-name="ro2">
          <table:table-cell office:value-type="string">
            <text:p>Külső fájlból jön nem játszik</text:p>
          </table:table-cell>
          <table:table-cell office:value-type="string">
            <text:p>SHAP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OLID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P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RF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ABLE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TEX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OLERAN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UNDERLAY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ERTE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IEWPOR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WIPEOU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XLINE</text:p>
          </table:table-cell>
          <table:table-cell table:number-columns-repeated="21"/>
        </table:table-row>
      </table:table>
      <table:table table:name="Munkalap2" table:style-name="ta1" table:print="false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2">
          <table:table-cell table:number-columns-repeated="2" office:value-type="string">
            <text:p><text:s text:c="2"/>0</text:p>
          </table:table-cell>
        </table:table-row>
        <table:table-row table:style-name="ro2">
          <table:table-cell table:number-columns-repeated="2" office:value-type="string">
            <text:p>HATCH</text:p>
          </table:table-cell>
        </table:table-row>
        <table:table-row table:style-name="ro2">
          <table:table-cell table:number-columns-repeated="2" office:value-type="string">
            <text:p><text:s text:c="2"/>5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2AD</text:p>
          </table:table-cell>
        </table:table-row>
        <table:table-row table:style-name="ro2">
          <table:table-cell table:number-columns-repeated="2" office:value-type="float" office:value="330">
            <text:p>330</text:p>
          </table:table-cell>
        </table:table-row>
        <table:table-row table:style-name="ro2">
          <table:table-cell table:number-columns-repeated="2" office:value-type="string">
            <text:p>1F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AcDbEntity</text:p>
          </table:table-cell>
          <table:table-cell office:value-type="string">
            <text:p>AcDbEntity</text:p>
          </table:table-cell>
        </table:table-row>
        <table:table-row table:style-name="ro2">
          <table:table-cell table:number-columns-repeated="2" office:value-type="string">
            <text:p><text:s text:c="2"/>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AcDbHatch</text:p>
          </table:table-cell>
          <table:table-cell office:value-type="string">
            <text:p>AcDbHatch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string">
            <text:p><text:s/>3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20">
            <text:p>22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30">
            <text:p>230</text:p>
          </table:table-cell>
        </table:table-row>
        <table:table-row table:style-name="ro2">
          <table:table-cell table:number-columns-repeated="2" office:value-type="string">
            <text:p>1.0</text:p>
          </table:table-cell>
        </table:table-row>
        <table:table-row table:style-name="ro2">
          <table:table-cell table:number-columns-repeated="2" office:value-type="string">
            <text:p><text:s text:c="2"/>2</text:p>
          </table:table-cell>
        </table:table-row>
        <table:table-row table:style-name="ro2">
          <table:table-cell table:number-columns-repeated="2" office:value-type="string">
            <text:p>SOLID</text:p>
          </table:table-cell>
        </table:table-row>
        <table:table-row table:style-name="ro2">
          <table:table-cell table:number-columns-repeated="2" office:value-type="string">
            <text:p><text:s/>70</text:p>
          </table:table-cell>
        </table:table-row>
        <table:table-row table:style-name="ro2">
          <table:table-cell table:number-columns-repeated="2" office:value-type="string">
            <text:p><text:s text:c="5"/>1</text:p>
          </table:table-cell>
        </table:table-row>
        <table:table-row table:style-name="ro2">
          <table:table-cell table:number-columns-repeated="2" office:value-type="string">
            <text:p><text:s/>71</text:p>
          </table:table-cell>
        </table:table-row>
        <table:table-row table:style-name="ro2">
          <table:table-cell office:value-type="string">
            <text:p><text:s text:c="5"/>0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table:number-columns-repeated="2" table:style-name="ce2" office:value-type="string">
            <text:p><text:s/>91</text:p>
          </table:table-cell>
        </table:table-row>
        <table:table-row table:style-name="ro2">
          <table:table-cell table:style-name="ce2" office:value-type="string">
            <text:p><text:s text:c="8"/>2</text:p>
          </table:table-cell>
          <table:table-cell table:style-name="ce2" office:value-type="string">
            <text:p><text:s text:c="8"/>1</text:p>
          </table:table-cell>
        </table:table-row>
        <table:table-row table:style-name="ro2">
          <table:table-cell table:number-columns-repeated="2" table:style-name="ce2" office:value-type="string">
            <text:p><text:s/>92</text:p>
          </table:table-cell>
        </table:table-row>
        <table:table-row table:style-name="ro2">
          <table:table-cell table:style-name="ce2" office:value-type="string">
            <text:p><text:s text:c="8"/>2</text:p>
          </table:table-cell>
          <table:table-cell table:style-name="ce2" office:value-type="string">
            <text:p><text:s text:c="8"/>7</text:p>
          </table:table-cell>
        </table:table-row>
        <table:table-row table:style-name="ro2">
          <table:table-cell table:number-columns-repeated="2" table:style-name="ce2" office:value-type="string">
            <text:p><text:s/>72</text:p>
          </table:table-cell>
        </table:table-row>
        <table:table-row table:style-name="ro2">
          <table:table-cell table:style-name="ce2" office:value-type="string">
            <text:p><text:s text:c="5"/>0</text:p>
          </table:table-cell>
          <table:table-cell table:style-name="ce2" office:value-type="string">
            <text:p><text:s text:c="5"/>1</text:p>
          </table:table-cell>
        </table:table-row>
        <table:table-row table:style-name="ro2">
          <table:table-cell table:number-columns-repeated="2" office:value-type="string">
            <text:p><text:s/>73</text:p>
          </table:table-cell>
        </table:table-row>
        <table:table-row table:style-name="ro2">
          <table:table-cell table:number-columns-repeated="2" office:value-type="string">
            <text:p><text:s text:c="5"/>1</text:p>
          </table:table-cell>
        </table:table-row>
        <table:table-row table:style-name="ro2">
          <table:table-cell table:number-columns-repeated="2" table:style-name="ce2" office:value-type="string">
            <text:p><text:s/>93</text:p>
          </table:table-cell>
        </table:table-row>
        <table:table-row table:style-name="ro2">
          <table:table-cell table:style-name="ce2" office:value-type="string">
            <text:p><text:s text:c="8"/>4</text:p>
          </table:table-cell>
          <table:table-cell table:style-name="ce2" office:value-type="string">
            <text:p><text:s text:c="8"/>5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office:value-type="string">
            <text:p>50.51149783004644</text:p>
          </table:table-cell>
          <table:table-cell office:value-type="string">
            <text:p>90.52467476398632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office:value-type="string">
            <text:p>33.80403372126781</text:p>
          </table:table-cell>
          <table:table-cell office:value-type="string">
            <text:p>25.2544690703545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3.65190322103732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33.80403372126781</text:p>
          </table:table-cell>
          <table:table-cell office:value-type="string">
            <text:p>95.50272119367489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23.65190322103732</text:p>
          </table:table-cell>
          <table:table-cell office:value-type="string">
            <text:p>25.2544690703545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4.73033946908114</text:p>
          </table:table-cell>
          <table:table-cell office:value-type="string">
            <text:p>0.0712515982017834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office:value-type="string">
            <text:p>35.51149783004644</text:p>
          </table:table-cell>
          <table:table-cell office:value-type="string">
            <text:p>94.76722237490562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office:value-type="string">
            <text:p>24.73033946908114</text:p>
          </table:table-cell>
          <table:table-cell office:value-type="string">
            <text:p>27.39219767398249</text:p>
          </table:table-cell>
        </table:table-row>
        <table:table-row table:style-name="ro2">
          <table:table-cell office:value-type="string">
            <text:p><text:s/>97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<text:s text:c="8"/>1</text:p>
          </table:table-cell>
          <table:table-cell office:value-type="string">
            <text:p>1.507885615214488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92.5559157660329</text:p>
          </table:table-cell>
        </table:table-row>
        <table:table-row table:style-name="ro2">
          <table:table-cell office:value-type="string">
            <text:p><text:s/>92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7"/>22</text:p>
          </table:table-cell>
          <table:table-cell office:value-type="string">
            <text:p>30.05747155033201</text:p>
          </table:table-cell>
        </table:table-row>
        <table:table-row table:style-name="ro2">
          <table:table-cell office:value-type="string">
            <text:p><text:s/>72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<text:s text:c="5"/>0</text:p>
          </table:table-cell>
          <table:table-cell office:value-type="string">
            <text:p>0.0734835535140569</text:p>
          </table:table-cell>
        </table:table-row>
        <table:table-row table:style-name="ro2">
          <table:table-cell office:value-type="string">
            <text:p><text:s/>73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90.52467476398632</text:p>
          </table:table-cell>
        </table:table-row>
        <table:table-row table:style-name="ro2">
          <table:table-cell office:value-type="string">
            <text:p><text:s/>93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8"/>4</text:p>
          </table:table-cell>
          <table:table-cell office:value-type="string">
            <text:p>31.2005457005228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6.10561253067164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97</text:p>
          </table:table-cell>
        </table:table-row>
        <table:table-row table:style-name="ro2">
          <table:table-cell office:value-type="string">
            <text:p>31.84215392132009</text:p>
          </table:table-cell>
          <table:table-cell office:value-type="string">
            <text:p><text:s text:c="8"/>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3.46674014248271</text:p>
          </table:table-cell>
          <table:table-cell office:value-type="string">
            <text:p>2A3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1.84215392132009</text:p>
          </table:table-cell>
          <table:table-cell office:value-type="string">
            <text:p>2A1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3.46674014248271</text:p>
          </table:table-cell>
          <table:table-cell office:value-type="string">
            <text:p>2A2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26.61047431679291</text:p>
          </table:table-cell>
          <table:table-cell office:value-type="string">
            <text:p>2A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75</text:p>
          </table:table-cell>
        </table:table-row>
        <table:table-row table:style-name="ro2">
          <table:table-cell office:value-type="string">
            <text:p>26.10561253067164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76</text:p>
          </table:table-cell>
        </table:table-row>
        <table:table-row table:style-name="ro2">
          <table:table-cell office:value-type="string">
            <text:p>26.61047431679291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office:value-type="string">
            <text:p><text:s/>97</text:p>
          </table:table-cell>
          <table:table-cell office:value-type="string">
            <text:p><text:s/>47</text:p>
          </table:table-cell>
        </table:table-row>
        <table:table-row table:style-name="ro2">
          <table:table-cell office:value-type="string">
            <text:p><text:s text:c="8"/>1</text:p>
          </table:table-cell>
          <table:table-cell office:value-type="string">
            <text:p>0.0522663718225642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<text:s/>9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<text:s text:c="8"/>1</text:p>
          </table:table-cell>
        </table:table-row>
        <table:table-row table:style-name="ro2">
          <table:table-cell office:value-type="string">
            <text:p><text:s/>75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91.54262687233325</text:p>
          </table:table-cell>
        </table:table-row>
        <table:table-row table:style-name="ro2">
          <table:table-cell office:value-type="string">
            <text:p><text:s/>76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28.38794436204836</text:p>
          </table:table-cell>
        </table:table-row>
        <table:table-row table:style-name="ro2">
          <table:table-cell office:value-type="string">
            <text:p><text:s/>47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string">
            <text:p>0.0825348447845809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98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string">
            <text:p><text:s text:c="8"/>2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26.00392655002419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office:value-type="string">
            <text:p>33.55853366817501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26.00392655002419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33.55853366817501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<text:s text:c="8"/>2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<text:s/>6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6"/>255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<text:s/>6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5"/>2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<text:s text:c="8"/>2</text:p>
          </table:table-cell>
          <table:table-cell office:value-type="string">
            <text:p><text:s/>16776960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LINEAR</text:p>
          </table:table-cell>
        </table:table-row>
        <table:table-row table:style-name="ro2">
          <table:table-cell office:value-type="string">
            <text:p><text:s/>63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<text:s text:c="5"/>5</text:p>
          </table:table-cell>
          <table:table-cell office:value-type="string">
            <text:p>GradientColor1ACI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string">
            <text:p><text:s text:c="6"/>255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string">
            <text:p>GradientColor2ACI</text:p>
          </table:table-cell>
        </table:table-row>
        <table:table-row table:style-name="ro2">
          <table:table-cell office:value-type="string">
            <text:p><text:s/>63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table:number-columns-repeated="2" office:value-type="string">
            <text:p><text:s text:c="5"/>2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<text:s/>16776960</text:p>
          </table:table-cell>
          <table:table-cell office:value-type="string">
            <text:p>ACAD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010">
            <text:p>1010</text:p>
          </table:table-cell>
        </table:table-row>
        <table:table-row table:style-name="ro2">
          <table:table-cell office:value-type="string">
            <text:p>LINEAR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020">
            <text:p>1020</text:p>
          </table:table-cell>
        </table:table-row>
        <table:table-row table:style-name="ro2">
          <table:table-cell office:value-type="string">
            <text:p>GradientColor1ACI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1030">
            <text:p>1030</text:p>
          </table:table-cell>
        </table:table-row>
        <table:table-row table:style-name="ro2">
          <table:table-cell office:value-type="string">
            <text:p><text:s text:c="5"/>5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<text:s text:c="2"/>0</text:p>
          </table:table-cell>
        </table:table-row>
        <table:table-row table:style-name="ro2">
          <table:table-cell office:value-type="string">
            <text:p>GradientColor2ACI</text:p>
          </table:table-cell>
          <table:table-cell/>
        </table:table-row>
        <table:table-row table:style-name="ro2">
          <table:table-cell office:value-type="float" office:value="1070">
            <text:p>1070</text:p>
          </table:table-cell>
          <table:table-cell/>
        </table:table-row>
        <table:table-row table:style-name="ro2">
          <table:table-cell office:value-type="string">
            <text:p><text:s text:c="5"/>2</text:p>
          </table:table-cell>
          <table:table-cell/>
        </table:table-row>
        <table:table-row table:style-name="ro2">
          <table:table-cell office:value-type="float" office:value="1001">
            <text:p>1001</text:p>
          </table:table-cell>
          <table:table-cell/>
        </table:table-row>
        <table:table-row table:style-name="ro2">
          <table:table-cell office:value-type="string">
            <text:p>ACAD</text:p>
          </table:table-cell>
          <table:table-cell/>
        </table:table-row>
        <table:table-row table:style-name="ro2">
          <table:table-cell office:value-type="float" office:value="1010">
            <text:p>101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  <table:table-row table:style-name="ro2">
          <table:table-cell office:value-type="float" office:value="1020">
            <text:p>102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  <table:table-row table:style-name="ro2">
          <table:table-cell office:value-type="float" office:value="1030">
            <text:p>103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Munkalap1.A42:Munkalap1.E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2022.04.02</text:date>, <text:time>07:49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2:07:42.78</meta:creation-date>
    <meta:editing-duration>P9DT11H44M38S</meta:editing-duration>
    <meta:editing-cycles>8</meta:editing-cycles>
    <meta:generator>OpenOffice/4.1.9$Win32 OpenOffice.org_project/419m1$Build-9805</meta:generator>
    <meta:initial-creator>Család Ujszászi</meta:initial-creator>
    <dc:date>2022-04-02T07:49:19.49</dc:date>
    <dc:creator>Család Ujszászi</dc:creator>
    <meta:document-statistic meta:table-count="3" meta:cell-count="578" meta:object-count="0"/>
  </office:meta>
</office:document-meta>
</file>